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Rev. Mother exits</text:p>
          </table:table-cell>
          <table:table-cell table:style-name="ce10" office:value-type="string" calcext:value-type="string">
            <text:p>9.1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Begin whistling</text:p>
          </table:table-cell>
          <table:table-cell table:style-name="ce10" office:value-type="string" calcext:value-type="string">
            <text:p>12.1</text:p>
          </table:table-cell>
          <table:table-cell table:style-name="ce12"/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Adults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End whistling</text:p>
          </table:table-cell>
          <table:table-cell table:style-name="ce10" office:value-type="string" calcext:value-type="string">
            <text:p>12.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13</text:p>
          </table:table-cell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0" office:value-type="string" calcext:value-type="string">
            <text:p>1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0" office:value-type="string" calcext:value-type="string">
            <text:p>1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1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0" office:value-type="string" calcext:value-type="string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0" office:value-type="string" calcext:value-type="string">
            <text:p>18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Virgil exits</text:p>
          </table:table-cell>
          <table:table-cell table:style-name="ce10" office:value-type="string" calcext:value-type="string">
            <text:p>19</text:p>
          </table:table-cell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ckup singers enter</text:p>
          </table:table-cell>
          <table:table-cell table:style-name="ce10" office:value-type="string" calcext:value-type="string">
            <text:p>20</text:p>
          </table:table-cell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Rev. Mother enters</text:p>
          </table:table-cell>
          <table:table-cell table:style-name="ce10" office:value-type="string" calcext:value-type="string">
            <text:p>2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2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0" office:value-type="string" calcext:value-type="string">
            <text:p>2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2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10" office:value-type="string" calcext:value-type="string">
            <text:p>2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Virgil enters</text:p>
          </table:table-cell>
          <table:table-cell table:style-name="ce10" office:value-type="string" calcext:value-type="string">
            <text:p>2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10" office:value-type="string" calcext:value-type="string">
            <text:p>2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Amnesia + kids enter</text:p>
          </table:table-cell>
          <table:table-cell table:style-name="ce10" office:value-type="string" calcext:value-type="string">
            <text:p>2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</text:p>
          </table:table-cell>
          <table:table-cell table:style-name="ce10" office:value-type="string" calcext:value-type="string">
            <text:p>28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10" office:value-type="string" calcext:value-type="string">
            <text:p>2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Rev. Mother Exits</text:p>
          </table:table-cell>
          <table:table-cell table:style-name="ce10" office:value-type="string" calcext:value-type="string">
            <text:p>29.1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10" office:value-type="string" calcext:value-type="string">
            <text:p>30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0" office:value-type="string" calcext:value-type="string">
            <text:p>3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10" office:value-type="string" calcext:value-type="string">
            <text:p>3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Princ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10" office:value-type="string" calcext:value-type="string">
            <text:p>33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10" office:value-type="string" calcext:value-type="string">
            <text:p>3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10" office:value-type="string" calcext:value-type="string">
            <text:p>35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8" office:value-type="float" office:value="36" calcext:value-type="float">
            <text:p>3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8" office:value-type="float" office:value="37" calcext:value-type="float">
            <text:p>3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Robert Anne enters</text:p>
          </table:table-cell>
          <table:table-cell table:style-name="ce8" office:value-type="float" office:value="37.1" calcext:value-type="float">
            <text:p>37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Rev. Mother exits</text:p>
          </table:table-cell>
          <table:table-cell table:style-name="ce8" office:value-type="float" office:value="37.2" calcext:value-type="float">
            <text:p>37.2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8" office:value-type="float" office:value="38" calcext:value-type="float">
            <text:p>38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8" office:value-type="float" office:value="39" calcext:value-type="float">
            <text:p>3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8" office:value-type="float" office:value="40" calcext:value-type="float">
            <text:p>4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8" office:value-type="float" office:value="41" calcext:value-type="float">
            <text:p>4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8" office:value-type="float" office:value="42" calcext:value-type="float">
            <text:p>4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Virgil enters</text:p>
          </table:table-cell>
          <table:table-cell table:style-name="ce8" office:value-type="float" office:value="43" calcext:value-type="float">
            <text:p>4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8" office:value-type="float" office:value="44" calcext:value-type="float">
            <text:p>4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8" office:value-type="float" office:value="45" calcext:value-type="float">
            <text:p>4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8" office:value-type="float" office:value="46" calcext:value-type="float">
            <text:p>4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Rev &amp; Virgil exit</text:p>
          </table:table-cell>
          <table:table-cell table:style-name="ce8" office:value-type="float" office:value="46.1" calcext:value-type="float">
            <text:p>46.1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8" office:value-type="float" office:value="47" calcext:value-type="float">
            <text:p>47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8" office:value-type="float" office:value="48" calcext:value-type="float">
            <text:p>48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8" office:value-type="float" office:value="49" calcext:value-type="float">
            <text:p>49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8" office:value-type="float" office:value="50" calcext:value-type="float">
            <text:p>5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s upstairs</text:p>
          </table:table-cell>
          <table:table-cell table:style-name="ce8" office:value-type="float" office:value="51" calcext:value-type="float">
            <text:p>5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8" office:value-type="float" office:value="52" calcext:value-type="float">
            <text:p>5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8" office:value-type="float" office:value="53" calcext:value-type="float">
            <text:p>53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8" office:value-type="float" office:value="54" calcext:value-type="float">
            <text:p>54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8" office:value-type="float" office:value="55" calcext:value-type="float">
            <text:p>55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8" office:value-type="float" office:value="56" calcext:value-type="float">
            <text:p>56</text:p>
          </table:table-cell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8" office:value-type="float" office:value="57" calcext:value-type="float">
            <text:p>57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6" meta:object-count="0"/>
    <meta:generator>LibreOfficeDev/5.1.0.3$Linux_X86_64 LibreOffice_project/</meta:generator>
  </office:meta>
</office:document-meta>
</file>